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font-name="Arial" fo:font-size="8pt" style:font-size-asian="8pt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3-06T22:11:00.490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7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4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9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6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6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UtilTests.rsc|: 8 tests executed; 2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17513,108,&lt;598,0&gt;,&lt;598,10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213,94,&lt;27,0&gt;,&lt;27,9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122,89,&lt;26,0&gt;,&lt;26,8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(492,404,&lt;29,0&gt;,&lt;54,1&gt;): FALSE java.lang.NullPointerException; function: ☞ isDefined2({}); instruction: STORELOCDEREF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atching.rsc|(2801,68,&lt;114,0&gt;,&lt;114,68&gt;): FALSE java.lang.ArrayIndexOutOfBoundsException: 0; function: ☞ dispatchTest({}); instruction: STOREVAR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{{}},""}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3080,149,&lt;71,0&gt;,&lt;71,149&gt;): FALSE java.lang.ArrayIndexOutOfBoundsException; function: ☞ implodeExpr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949,129,&lt;69,0&gt;,&lt;69,129&gt;): FALSE java.lang.ArrayIndexOutOfBoundsException; function: ☞ implodeExpr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806,141,&lt;67,0&gt;,&lt;67,141&gt;): FALSE java.lang.ArrayIndexOutOfBoundsException; function: ☞ implodeExp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679,125,&lt;65,0&gt;,&lt;65,125&gt;): FALSE java.lang.ArrayIndexOutOfBoundsException; function: ☞ implodeExp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(1040,143,&lt;19,0&gt;,&lt;19,14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(930,109,&lt;18,0&gt;,&lt;18,10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SUMMARY: 4427 tests executed; 31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Booleans.rsc|: Java("CompilerError","In function lang::rascal::tests::basic::Booleans/nestedOr()#75: constantStore size 5238exceeds limit 4095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: java.lang.NullPointerException; function: ☞ isDefined2({}); instruction: STORELOCDEREF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atching.rsc|: java.lang.ArrayIndexOutOfBoundsException: 0; function: ☞ dispatchTest({}); instruction: STOREVAR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demo/lang/Lisra/Test.rsc|: Cannot execute due to compilation error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RascalGrammar.rsc|: Java("CompilerError","In function lang::rascal::grammar::tests::RascalGrammar/#lang::rascal::grammar::tests::RascalGrammar_init(list(value());)#0: constantStore size 7528exceeds limit 4095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☞ implodeExpr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☞ implodeExpr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☞ implodeExp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☞ implodeExp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91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 Tests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TESTS RUN AT $2015-03-06T20:45:06.097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: 3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ccumulatingTC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nnotationTC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43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44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40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DeclarationTCTest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: 6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52 tests executed; 18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ImportTC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rojectionTC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: 24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copeTCTest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: 3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ubscriptTC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VisitTCTests.rsc|: 24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(870,104,&lt;25,0&gt;,&lt;25,104&gt;): FALSE java.lang.NullPointerException; function: ☞ MATCH_SIMPLE_CALL_OR_TREE("label", Object;@72454f59, null); instruction: CALLMUPRIM is_node,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(717,151,&lt;23,0&gt;,&lt;23,151&gt;): FALSE java.lang.NullPointerException; function: ☞ MATCH_SIMPLE_CALL_OR_TREE("label", Object;@184276aa, null); instruction: CALLMUPRIM is_node,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(608,107,&lt;21,0&gt;,&lt;21,107&gt;): FALSE java.lang.NullPointerException; function: ☞ MATCH_SIMPLE_CALL_OR_TREE("label", Object;@d64dcd, null); instruction: CALLMUPRIM is_node,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1533,153,&lt;33,0&gt;,&lt;33,153&gt;): FALSE java.lang.NullPointerException; function: ☞ MATCH_SIMPLE_CALL_OR_TREE("label", Object;@e3e5744, null); instruction: CALLMUPRIM is_node,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(3606,118,&lt;92,0&gt;,&lt;92,118&gt;): FALSE java.lang.NullPointerException; function: ☞ MATCH_SIMPLE_CALL_OR_TREE("label", Object;@622c7d87, null); instruction: CALLMUPRIM is_node,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4648,195,&lt;144,0&gt;,&lt;147,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4125,131,&lt;131,0&gt;,&lt;134,1&gt;): FALSE "{error(\"Type M::DATA not declared\",|unknown:///|(2,7,\&lt;1,2\&gt;,\&lt;1,9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4002,119,&lt;126,0&gt;,&lt;129,1&gt;): FALSE "{error(\"Type DATA not declared\",|unknown:///|(2,4,\&lt;1,2\&gt;,\&lt;1,6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3753,203,&lt;119,0&gt;,&lt;122,1&gt;): FALSE "{error(\"Could not parse and prepare config for base module to check: NoSuchField(\\\"module\\\")\",|fi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3558,191,&lt;114,0&gt;,&lt;117,1&gt;): FALSE "{error(\"Could not parse and prepare config for base module to check: NoSuchField(\\\"module\\\")\",|fi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3421,133,&lt;109,0&gt;,&lt;112,1&gt;): FALSE "missed a case A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3292,125,&lt;104,0&gt;,&lt;107,1&gt;): FALSE "missed a case A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3153,135,&lt;99,0&gt;,&lt;102,1&gt;): FALSE "{error(\"Type A not declared\",|unknown:///|(2,1,\&lt;1,2\&gt;,\&lt;1,3\&gt;)),error(\"Expected non-terminal type, i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3022,127,&lt;94,0&gt;,&lt;97,1&gt;): FALSE "{error(\"Expected non-terminal type, instead found fail\",|unknown:///|(3,1,\&lt;1,3\&gt;,\&lt;1,4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2881,137,&lt;89,0&gt;,&lt;92,1&gt;): FALSE "{error(\"Type M::A not declared\",|unknown:///|(2,4,\&lt;1,2\&gt;,\&lt;1,6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2752,125,&lt;84,0&gt;,&lt;87,1&gt;): FALSE "{error(\"Type A not declared\",|unknown:///|(2,1,\&lt;1,2\&gt;,\&lt;1,3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2568,130,&lt;77,0&gt;,&lt;80,1&gt;): FALSE "{error(\"Name f is not in scope\",|unknown:///|(2,1,\&lt;1,2\&gt;,\&lt;1,3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2409,155,&lt;72,0&gt;,&lt;75,1&gt;): FALSE "{error(\"Name M::f is not in scope\",|unknown:///|(2,4,\&lt;1,2\&gt;,\&lt;1,6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2269,136,&lt;67,0&gt;,&lt;70,1&gt;): FALSE "{error(\"Name f is not in scope\",|unknown:///|(2,1,\&lt;1,2\&gt;,\&lt;1,3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2113,152,&lt;62,0&gt;,&lt;65,1&gt;): FALSE "{error(\"Cannot use type int in calls\",|unknown:///|(2,3,\&lt;1,2\&gt;,\&lt;1,5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1932,131,&lt;55,0&gt;,&lt;58,1&gt;): FALSE "{error(\"Name M::n is not in scope\",|unknown:///|(2,4,\&lt;1,2\&gt;,\&lt;1,6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1156,140,&lt;35,0&gt;,&lt;38,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713,148,&lt;20,0&gt;,&lt;23,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(106,107,&lt;5,0&gt;,&lt;5,107&gt;): FALSE "{error(\"Name x is not in scope\",|unknown:///|(46,1,\&lt;1,46\&gt;,\&lt;1,47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(1156,147,&lt;30,0&gt;,&lt;30,147&gt;): FALSE java.lang.NullPointerException; function: ☞ MATCH_SIMPLE_CALL_OR_TREE("label", Object;@66cafcb2, null); instruction: CALLMUPRIM is_node, 1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UMMARY: 575 tests executed; 28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java.lang.NullPointerException; function: ☞ MATCH_SIMPLE_CALL_OR_TREE("label", Object;@72454f59, null); instruction: CALLMUPRIM is_node,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java.lang.NullPointerException; function: ☞ MATCH_SIMPLE_CALL_OR_TREE("label", Object;@184276aa, null); instruction: CALLMUPRIM is_node,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java.lang.NullPointerException; function: ☞ MATCH_SIMPLE_CALL_OR_TREE("label", Object;@d64dcd, null); instruction: CALLMUPRIM is_node,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java.lang.NullPointerException; function: ☞ MATCH_SIMPLE_CALL_OR_TREE("label", Object;@e3e5744, null); instruction: CALLMUPRIM is_node,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: java.lang.NullPointerException; function: ☞ MATCH_SIMPLE_CALL_OR_TREE("label", Object;@622c7d87, null); instruction: CALLMUPRIM is_node,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Type M::DATA not declared\",|unknown:///|(2,7,\&lt;1,2\&gt;,\&lt;1,9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Type DATA not declared\",|unknown:///|(2,4,\&lt;1,2\&gt;,\&lt;1,6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Could not parse and prepare config for base module to check: NoSuchField(\\\"module\\\")\",|fi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Could not parse and prepare config for base module to check: NoSuchField(\\\"module\\\")\",|fi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missed a case A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missed a case A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Type A not declared\",|unknown:///|(2,1,\&lt;1,2\&gt;,\&lt;1,3\&gt;)),error(\"Expected non-terminal type, i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Expected non-terminal type, instead found fail\",|unknown:///|(3,1,\&lt;1,3\&gt;,\&lt;1,4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Type M::A not declared\",|unknown:///|(2,4,\&lt;1,2\&gt;,\&lt;1,6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Type A not declared\",|unknown:///|(2,1,\&lt;1,2\&gt;,\&lt;1,3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Name f is not in scope\",|unknown:///|(2,1,\&lt;1,2\&gt;,\&lt;1,3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Name M::f is not in scope\",|unknown:///|(2,4,\&lt;1,2\&gt;,\&lt;1,6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Name f is not in scope\",|unknown:///|(2,1,\&lt;1,2\&gt;,\&lt;1,3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Cannot use type int in calls\",|unknown:///|(2,3,\&lt;1,2\&gt;,\&lt;1,5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Name M::n is not in scope\",|unknown:///|(2,4,\&lt;1,2\&gt;,\&lt;1,6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Cannot execute due to compilation erro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: "{error(\"Name x is not in scope\",|unknown:///|(46,1,\&lt;1,46\&gt;,\&lt;1,47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: java.lang.NullPointerException; function: ☞ MATCH_SIMPLE_CALL_OR_TREE("label", Object;@66cafcb2, null); instruction: CALLMUPRIM is_node, 1</text:p>
          </table:table-cell>
          <table:table-cell table:number-columns-repeated="1023"/>
        </table:table-row>
        <table:table-row table:style-name="ro1" table:number-rows-repeated="38">
          <table:table-cell table:style-name="ce1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8">
          <table:table-cell table:style-name="ce5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4"/>
        <table:table-column table:style-name="co1" table:number-columns-repeated="1023" table:default-cell-style-name="ce4"/>
        <table:table-row table:style-name="ro1">
          <table:table-cell table:style-name="ce6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number-columns-repeated="1019" table:default-cell-style-name="ce13"/>
        <table:table-row table:style-name="ro1">
          <table:table-cell table:style-name="ce7" office:value-type="string" calcext:value-type="string">
            <text:p>Status of source code of all tests</text:p>
          </table:table-cell>
          <table:table-cell table:style-name="ce14" office:value-type="string" calcext:value-type="string">
            <text:p>TC= type checker</text:p>
          </table:table-cell>
          <table:table-cell table:style-name="ce14" office:value-type="string" calcext:value-type="string">
            <text:p>CMP=compiler</text:p>
          </table:table-cell>
          <table:table-cell table:style-name="ce14" office:value-type="string" calcext:value-type="string">
            <text:p><text:span text:style-name="T1">TCTests</text:span></text:p>
          </table:table-cell>
          <table:table-cell table:style-name="ce16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8" office:value-type="string" calcext:value-type="string">
            <text:p>Used during clean-up of tests, this has been completed</text:p>
          </table:table-cell>
          <table:table-cell table:style-name="ce15" table:number-columns-repeated="3"/>
          <table:table-cell table:style-name="ce20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9" office:value-type="string" calcext:value-type="string">
            <text:p>Goal: no commented out tests; good formatting</text:p>
          </table:table-cell>
          <table:table-cell table:style-name="ce16" table:number-columns-repeated="1023"/>
        </table:table-row>
        <table:table-row table:style-name="ro1">
          <table:table-cell table:style-name="ce10"/>
          <table:table-cell table:style-name="ce16" table:number-columns-repeated="1023"/>
        </table:table-row>
        <table:table-row table:style-name="ro1">
          <table:table-cell table:style-name="ce9" office:value-type="string" calcext:value-type="string">
            <text:p>Green only means: clean-up done</text:p>
          </table:table-cell>
          <table:table-cell table:style-name="ce14" table:number-columns-repeated="1023"/>
        </table:table-row>
        <table:table-row table:style-name="ro1">
          <table:table-cell table:style-name="ce9" office:value-type="string" calcext:value-type="string">
            <text:p>but may contain TODOs and tests may fail</text:p>
          </table:table-cell>
          <table:table-cell table:style-name="ce14" table:number-columns-repeated="1023"/>
        </table:table-row>
        <table:table-row table:style-name="ro1">
          <table:table-cell table:style-name="ce7"/>
          <table:table-cell table:style-name="ce16" table:number-columns-repeated="1023"/>
        </table:table-row>
        <table:table-row table:style-name="ro1">
          <table:table-cell table:style-name="ce10" office:value-type="string" calcext:value-type="string">
            <text:p>Runtime test</text:p>
          </table:table-cell>
          <table:table-cell table:style-name="ce16" office:value-type="string" calcext:value-type="string">
            <text:p>Clean up done?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Static test exists?</text:p>
          </table:table-cell>
          <table:table-cell table:style-name="ce16" office:value-type="string" calcext:value-type="string">
            <text:p>Clean up done?</text:p>
          </table:table-cell>
          <table:table-cell table:style-name="ce16" table:number-columns-repeated="1019"/>
        </table:table-row>
        <table:table-row table:style-name="ro1">
          <table:table-cell table:style-name="ce6"/>
          <table:table-cell table:style-name="ce17" office:value-type="string" calcext:value-type="string">
            <text:p>(!= all tests pass)</text:p>
          </table:table-cell>
          <table:table-cell table:style-name="ce17" table:number-columns-repeated="2"/>
          <table:table-cell table:style-name="ce17" office:value-type="string" calcext:value-type="string">
            <text:p>(!= all tests pass)</text:p>
          </table:table-cell>
          <table:table-cell table:style-name="ce17" table:number-columns-repeated="1019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unctionality/Accumulating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lias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nnotation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ssign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all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mprehens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ncretePatternTests1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oncretePatternTests2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Data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ataTypeTests.rsc</text:p>
          </table:table-cell>
          <table:table-cell table:style-name="ce18"/>
          <table:table-cell office:value-type="string" calcext:value-type="string">
            <text:p><text:s/>INTERSECT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FunctionCompositionTests.rsc</text:p>
          </table:table-cell>
          <table:table-cell table:style-name="ce18"/>
          <table:table-cell/>
          <table:table-cell table:style-name="ce18"/>
          <table:table-cell table:number-columns-repeated="1020"/>
        </table:table-row>
        <table:table-row table:style-name="ro1">
          <table:table-cell table:style-name="ce11" office:value-type="string" calcext:value-type="string">
            <text:p>functionality/Patter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PatternTestsList3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atternTestsDescendant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rojec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Range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duc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gExp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cope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tate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ubscrip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Visi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Boolea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quality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nteger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O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p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tching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Nod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e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olvedIssu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Tupl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Boolea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Grap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Integ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ListTests.rsc</text:p>
          </table:table-cell>
          <table:table-cell table:style-name="ce18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library/Map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Mat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Numb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Relatio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et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tringTests.rsc</text:p>
          </table:table-cell>
          <table:table-cell table:style-name="ce18"/>
          <table:table-cell table:number-columns-repeated="1022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 style:data-style-name="N2" text:time-value="16:43:05.74541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3-06T23:32:59.838163000</dc:date>
    <meta:editing-duration>P37DT8M50S</meta:editing-duration>
    <meta:editing-cycles>144</meta:editing-cycles>
    <meta:generator>LibreOffice/4.4.1.2$MacOSX_X86_64 LibreOffice_project/45e2de17089c24a1fa810c8f975a7171ba4cd432</meta:generator>
    <meta:document-statistic meta:table-count="5" meta:cell-count="469" meta:object-count="0"/>
  </office:meta>
</office:document-meta>
</file>